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ubik" svg:font-family="rubik, helvetica, arial, sans-serif"/>
    <style:font-face style:name="var theme-page-headings-font" svg:font-family="'var theme-page-headings-font', rubik,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8181in"/>
    </style:style>
    <style:style style:name="Table1.B" style:family="table-column">
      <style:table-column-properties style:column-width="0.1069in"/>
    </style:style>
    <style:style style:name="Table1.A1" style:family="table-cell">
      <style:table-cell-properties style:vertical-align="middle" fo:background-color="#dedede" fo:padding="0.0194in" fo:border="none">
        <style:background-image/>
      </style:table-cell-properties>
    </style:style>
    <style:style style:name="Table2" style:family="table">
      <style:table-properties style:width="6.7792in" table:align="left"/>
    </style:style>
    <style:style style:name="Table2.A" style:family="table-column">
      <style:table-column-properties style:column-width="0.8806in"/>
    </style:style>
    <style:style style:name="Table2.B" style:family="table-column">
      <style:table-column-properties style:column-width="5.8986in"/>
    </style:style>
    <style:style style:name="Table2.A1" style:family="table-cell">
      <style:table-cell-properties style:vertical-align="middle" fo:background-color="#dedede" fo:padding="0.0194in" fo:border="none">
        <style:background-image/>
      </style:table-cell-properties>
    </style:style>
    <style:style style:name="P1" style:family="paragraph" style:parent-style-name="Text_20_body">
      <style:paragraph-properties fo:margin-left="0in" fo:margin-right="0in" fo:margin-top="0in" fo:margin-bottom="0in" fo:line-height="175%" fo:orphans="2" fo:widows="2" fo:text-indent="0in" style:auto-text-indent="false" fo:padding="0in" fo:border="none"/>
      <style:text-properties fo:font-variant="normal" fo:text-transform="none" fo:color="#3a3a3a" style:font-name="rubik" fo:font-size="12pt" fo:letter-spacing="normal" fo:font-style="normal" fo:font-weight="normal"/>
    </style:style>
    <style:style style:name="P2" style:family="paragraph" style:parent-style-name="Text_20_body">
      <style:paragraph-properties fo:margin-left="0in" fo:margin-right="0in" fo:margin-top="0in" fo:margin-bottom="0in" fo:line-height="175%" fo:orphans="2" fo:widows="2" fo:text-indent="0in" style:auto-text-indent="false" fo:padding="0in" fo:border="none"/>
      <style:text-properties fo:font-variant="normal" fo:text-transform="none" fo:color="#3a3a3a" style:font-name="rubik" fo:font-size="12pt" fo:letter-spacing="normal" fo:language="en" fo:country="none" fo:font-style="normal" fo:font-weight="normal"/>
    </style:style>
    <style:style style:name="P3" style:family="paragraph" style:parent-style-name="Text_20_body">
      <style:paragraph-properties fo:margin-left="0in" fo:margin-right="0in" fo:margin-top="0in" fo:margin-bottom="0in" fo:line-height="175%" fo:orphans="2" fo:widows="2" fo:text-indent="0in" style:auto-text-indent="false" fo:padding="0in" fo:border="none"/>
    </style:style>
    <style:style style:name="P4" style:family="paragraph" style:parent-style-name="Text_20_body">
      <style:paragraph-properties fo:margin-left="0in" fo:margin-right="0in" fo:margin-top="0in" fo:margin-bottom="0in" fo:orphans="2" fo:widows="2" fo:text-indent="0in" style:auto-text-indent="false" fo:padding="0in" fo:border="none"/>
    </style:style>
    <style:style style:name="P5" style:family="paragraph" style:parent-style-name="Text_20_body">
      <style:paragraph-properties fo:margin-left="0in" fo:margin-right="0in" fo:margin-top="0.25in" fo:margin-bottom="0in" fo:line-height="175%" fo:orphans="2" fo:widows="2" fo:text-indent="0in" style:auto-text-indent="false" fo:padding="0in" fo:border="none"/>
      <style:text-properties fo:font-variant="normal" fo:text-transform="none" fo:color="#3a3a3a" style:font-name="rubik" fo:font-size="12pt" fo:letter-spacing="normal" fo:font-style="normal" fo:font-weight="normal"/>
    </style:style>
    <style:style style:name="P6" style:family="paragraph" style:parent-style-name="Text_20_body">
      <style:paragraph-properties fo:margin-left="0in" fo:margin-right="0in" fo:margin-top="0.25in" fo:margin-bottom="0in" fo:line-height="175%" fo:orphans="2" fo:widows="2" fo:text-indent="0in" style:auto-text-indent="false" fo:padding="0in" fo:border="none"/>
      <style:text-properties fo:font-variant="normal" fo:text-transform="none" fo:color="#3a3a3a" style:font-name="rubik" fo:font-size="12pt" fo:letter-spacing="normal" fo:language="en" fo:country="none" fo:font-style="normal" fo:font-weight="normal"/>
    </style:style>
    <style:style style:name="P7" style:family="paragraph" style:parent-style-name="Text_20_body">
      <style:paragraph-properties fo:margin-left="0.1146in" fo:margin-right="0.0311in" fo:margin-top="0in" fo:margin-bottom="0in" style:line-height-at-least="0.1665in" fo:orphans="2" fo:widows="2" fo:text-indent="0in" style:auto-text-indent="false" fo:padding="0in" fo:border="none"/>
    </style:style>
    <style:style style:name="P8" style:family="paragraph" style:parent-style-name="Heading_20_2">
      <style:paragraph-properties fo:margin-left="0in" fo:margin-right="0in" fo:margin-top="0in" fo:margin-bottom="0in" fo:line-height="125%" fo:orphans="2" fo:widows="2" fo:text-indent="0in" style:auto-text-indent="false" fo:padding="0in" fo:border="none"/>
      <style:text-properties fo:font-variant="normal" fo:text-transform="none" fo:color="#3a3a3a" style:font-name="var theme-page-headings-font" fo:font-size="18pt" fo:letter-spacing="normal" fo:language="en" fo:country="none" fo:font-style="normal" fo:font-weight="bold"/>
    </style:style>
    <style:style style:name="P9" style:family="paragraph" style:parent-style-name="Heading_20_1">
      <style:text-properties fo:font-variant="normal" fo:text-transform="none" fo:color="#3a3a3a" style:font-name="rubik" fo:font-size="27pt" fo:letter-spacing="normal" fo:font-style="normal" fo:font-weight="normal"/>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text-align="start" style:justify-single-word="false" fo:padding-left="0in" fo:padding-right="0in" fo:padding-top="0in" fo:padding-bottom="0.0417in" fo:border-left="none" fo:border-right="none" fo:border-top="none" fo:border-bottom="0.0008in solid #cccccc"/>
    </style:style>
    <style:style style:name="P12" style:family="paragraph" style:parent-style-name="Table_20_Contents">
      <style:paragraph-properties fo:text-align="end" style:justify-single-word="false" fo:padding-left="0in" fo:padding-right="0in" fo:padding-top="0in" fo:padding-bottom="0.0417in" fo:border-left="none" fo:border-right="none" fo:border-top="none" fo:border-bottom="0.0008in solid #cccccc"/>
      <style:text-properties fo:font-style="italic"/>
    </style:style>
    <style:style style:name="P13" style:family="paragraph" style:parent-style-name="Table_20_Contents">
      <style:paragraph-properties fo:text-align="end" style:justify-single-word="false" fo:padding-left="0in" fo:padding-right="0in" fo:padding-top="0in" fo:padding-bottom="0.0417in" fo:border-left="none" fo:border-right="none" fo:border-top="none" fo:border-bottom="0.0008in solid #cccccc"/>
      <style:text-properties fo:font-weight="bold"/>
    </style:style>
    <style:style style:name="P14" style:family="paragraph" style:parent-style-name="Table_20_Contents">
      <style:paragraph-properties fo:margin-left="0in" fo:margin-right="0in" fo:margin-top="0in" fo:margin-bottom="0in" fo:line-height="150%" fo:text-align="justify" style:justify-single-word="false" fo:text-indent="0in" style:auto-text-indent="false" fo:padding-left="0in" fo:padding-right="0in" fo:padding-top="0in" fo:padding-bottom="0.0417in" fo:border-left="none" fo:border-right="none" fo:border-top="none" fo:border-bottom="0.0008in solid #cccccc"/>
    </style:style>
    <style:style style:name="P15" style:family="paragraph" style:parent-style-name="Table_20_Contents" style:list-style-name="L1">
      <style:paragraph-properties fo:margin-left="0in" fo:margin-right="0in" fo:margin-top="0in" fo:margin-bottom="0in" fo:line-height="150%" fo:text-align="start" style:justify-single-word="false" fo:text-indent="0in" style:auto-text-indent="false" fo:padding="0in" fo:border="none"/>
    </style:style>
    <style:style style:name="P16" style:family="paragraph" style:parent-style-name="Table_20_Contents" style:list-style-name="L2">
      <style:paragraph-properties fo:margin-left="0in" fo:margin-right="0in" fo:margin-top="0in" fo:margin-bottom="0in" fo:line-height="150%" fo:text-align="start" style:justify-single-word="false" fo:text-indent="0in" style:auto-text-indent="false" fo:padding="0in" fo:border="none"/>
    </style:style>
    <style:style style:name="P17" style:family="paragraph" style:parent-style-name="Table_20_Contents" style:list-style-name="L3">
      <style:paragraph-properties fo:margin-left="0in" fo:margin-right="0in" fo:margin-top="0in" fo:margin-bottom="0in" fo:line-height="150%" fo:text-align="start" style:justify-single-word="false" fo:text-indent="0in" style:auto-text-indent="false" fo:padding="0in" fo:border="none"/>
    </style:style>
    <style:style style:name="P18" style:family="paragraph" style:parent-style-name="Table_20_Contents" style:list-style-name="L4">
      <style:paragraph-properties fo:margin-left="0in" fo:margin-right="0in" fo:margin-top="0in" fo:margin-bottom="0in" fo:line-height="150%" fo:text-align="start" style:justify-single-word="false" fo:text-indent="0in" style:auto-text-indent="false" fo:padding="0in" fo:border="none"/>
    </style:style>
    <style:style style:name="P19" style:family="paragraph" style:parent-style-name="Heading_20_3">
      <style:text-properties fo:font-variant="normal" fo:text-transform="none" fo:color="#3a3a3a" style:font-name="var theme-page-headings-font" fo:font-size="13.5pt" fo:letter-spacing="normal" fo:font-style="normal" fo:font-weight="bold"/>
    </style:style>
    <style:style style:name="P20" style:family="paragraph" style:parent-style-name="Heading_20_3">
      <style:paragraph-properties fo:margin-left="0in" fo:margin-right="0in" fo:margin-top="0in" fo:margin-bottom="0in" fo:line-height="125%" fo:orphans="2" fo:widows="2" fo:text-indent="0in" style:auto-text-indent="false" fo:padding="0in" fo:border="none"/>
      <style:text-properties fo:font-variant="normal" fo:text-transform="none" fo:color="#3a3a3a" style:font-name="var theme-page-headings-font" fo:font-size="13.5pt" fo:letter-spacing="normal" fo:font-style="normal" fo:font-weight="bold"/>
    </style:style>
    <style:style style:name="T1" style:family="text">
      <style:text-properties fo:font-weight="bold"/>
    </style:style>
    <style:style style:name="T2" style:family="text">
      <style:text-properties style:text-line-through-style="none" style:text-underline-style="none" style:text-blinking="false"/>
    </style:style>
    <style:style style:name="T3" style:family="text">
      <style:text-properties style:text-line-through-style="none" fo:language="en" fo:country="none" style:text-underline-style="none" fo:font-weight="bold" style:text-blinking="false"/>
    </style:style>
    <style:style style:name="T4" style:family="text">
      <style:text-properties fo:font-variant="normal" fo:text-transform="none" fo:color="#3a3a3a" style:font-name="rubik" fo:font-size="12pt" fo:letter-spacing="normal" fo:font-style="normal" fo:font-weight="normal"/>
    </style:style>
    <style:style style:name="T5" style:family="text">
      <style:text-properties fo:font-variant="normal" fo:text-transform="none" fo:color="#3a3a3a" style:font-name="rubik" fo:font-size="12pt" fo:letter-spacing="normal" fo:language="en" fo:country="none" fo:font-style="normal" fo:font-weight="normal"/>
    </style:style>
    <style:style style:name="T6" style:family="text">
      <style:text-properties fo:font-variant="normal" fo:text-transform="none" fo:color="#3a3a3a" style:text-line-through-style="none" style:font-name="rubik" fo:font-size="12pt" fo:letter-spacing="normal" fo:font-style="normal" style:text-underline-style="none" fo:font-weight="bold" style:text-blinking="false"/>
    </style:style>
    <style:style style:name="T7" style:family="text">
      <style:text-properties fo:font-variant="normal" fo:text-transform="none" fo:color="#3a3a3a" style:text-line-through-style="none" style:font-name="rubik" fo:font-size="12pt" fo:letter-spacing="normal" fo:language="en" fo:country="none" fo:font-style="normal" style:text-underline-style="none" fo:font-weight="bold" style:text-blinking="false"/>
    </style:style>
    <style:style style:name="T8" style:family="text">
      <style:text-properties fo:language="en" fo:country="none" fo:font-weight="bold"/>
    </style:style>
    <style:style style:name="T9" style:family="text">
      <style:text-properties fo:language="en" fo:country="none" fo:font-weight="normal"/>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11">Hoard</text:p>
            <table:table table:name="Table2" table:style-name="Table2">
              <table:table-column table:style-name="Table2.A"/>
              <table:table-column table:style-name="Table2.B"/>
              <table:table-row>
                <table:table-cell table:style-name="Table2.A1" office:value-type="string">
                  <text:p text:style-name="P12">Coins</text:p>
                </table:table-cell>
                <table:table-cell table:style-name="Table2.A1" office:value-type="string">
                  <text:p text:style-name="P11">14291 pp, 149362 gp</text:p>
                </table:table-cell>
              </table:table-row>
              <table:table-row>
                <table:table-cell table:style-name="Table2.A1" office:value-type="string">
                  <text:p text:style-name="P12">Gems</text:p>
                </table:table-cell>
                <table:table-cell table:style-name="Table2.A1" office:value-type="string">
                  <text:list xml:id="list5094438905709533573" text:style-name="L1">
                    <text:list-item>
                      <text:p text:style-name="P15">2 x Alexandrite (400 gp)</text:p>
                    </text:list-item>
                    <text:list-item>
                      <text:p text:style-name="P15">Alexandrite (600 gp)</text:p>
                    </text:list-item>
                    <text:list-item>
                      <text:p text:style-name="P15">Amber (110 gp)</text:p>
                    </text:list-item>
                    <text:list-item>
                      <text:p text:style-name="P15">Amber (120 gp)</text:p>
                    </text:list-item>
                    <text:list-item>
                      <text:p text:style-name="P15">Aquamarine (500 gp)</text:p>
                    </text:list-item>
                    <text:list-item>
                      <text:p text:style-name="P15">Azurite (9 gp)</text:p>
                    </text:list-item>
                    <text:list-item>
                      <text:p text:style-name="P15">Banded Agate (6 gp)</text:p>
                    </text:list-item>
                    <text:list-item>
                      <text:p text:style-name="P15">Banded Agate (7 gp)</text:p>
                    </text:list-item>
                    <text:list-item>
                      <text:p text:style-name="P15">2 x Banded Agate (10 gp)</text:p>
                    </text:list-item>
                    <text:list-item>
                      <text:p text:style-name="P15">Banded Agate (11 gp)</text:p>
                    </text:list-item>
                    <text:list-item>
                      <text:p text:style-name="P15">Black Opal (1200 gp)</text:p>
                    </text:list-item>
                    <text:list-item>
                      <text:p text:style-name="P15">Black Pearl (400 gp)</text:p>
                    </text:list-item>
                    <text:list-item>
                      <text:p text:style-name="P15">Black Pearl (500 gp)</text:p>
                    </text:list-item>
                    <text:list-item>
                      <text:p text:style-name="P15">Black Pearl (700 gp)</text:p>
                    </text:list-item>
                    <text:list-item>
                      <text:p text:style-name="P15">Bloodstone (50 gp)</text:p>
                    </text:list-item>
                    <text:list-item>
                      <text:p text:style-name="P15">Bloodstone (60 gp)</text:p>
                    </text:list-item>
                    <text:list-item>
                      <text:p text:style-name="P15">Blue Quartz (8 gp)</text:p>
                    </text:list-item>
                    <text:list-item>
                      <text:p text:style-name="P15">Blue Sapphire (900 gp)</text:p>
                    </text:list-item>
                    <text:list-item>
                      <text:p text:style-name="P15">Blue Star Sapphire (900 gp)</text:p>
                    </text:list-item>
                    <text:list-item>
                      <text:p text:style-name="P15">Blue Star Sapphire (1000 gp)</text:p>
                    </text:list-item>
                    <text:list-item>
                      <text:p text:style-name="P15">Blue Star Sapphire (1100 gp)</text:p>
                    </text:list-item>
                    <text:list-item>
                      <text:p text:style-name="P15">Brown-green Garnet (90 gp)</text:p>
                    </text:list-item>
                    <text:list-item>
                      <text:p text:style-name="P15">2 x Brown-green Garnet (100 gp)</text:p>
                    </text:list-item>
                    <text:list-item>
                      <text:p text:style-name="P15">Brown-green Garnet (120 gp)</text:p>
                    </text:list-item>
                    <text:list-item>
                      <text:p text:style-name="P15">2 x Carnelian (60 gp)</text:p>
                    </text:list-item>
                    <text:list-item>
                      <text:p text:style-name="P15">Chrysoberyl (80 gp)</text:p>
                    </text:list-item>
                    <text:list-item>
                      <text:p text:style-name="P15">Chrysoberyl (110 gp)</text:p>
                    </text:list-item>
                    <text:list-item>
                      <text:p text:style-name="P15">Chrysoberyl (120 gp)</text:p>
                    </text:list-item>
                    <text:list-item>
                      <text:p text:style-name="P15">Chrysoprase (20 gp)</text:p>
                    </text:list-item>
                    <text:list-item>
                      <text:p text:style-name="P15">Citrine (40 gp)</text:p>
                    </text:list-item>
                    <text:list-item>
                      <text:p text:style-name="P15"><text:soft-page-break/>Citrine (50 gp)</text:p>
                    </text:list-item>
                    <text:list-item>
                      <text:p text:style-name="P15">Deep Blue Spinel (300 gp)</text:p>
                    </text:list-item>
                    <text:list-item>
                      <text:p text:style-name="P15">Deep Blue Spinel (600 gp)</text:p>
                    </text:list-item>
                    <text:list-item>
                      <text:p text:style-name="P15">Deep Blue Spinel (700 gp)</text:p>
                    </text:list-item>
                    <text:list-item>
                      <text:p text:style-name="P15">Eye Agate (8 gp)</text:p>
                    </text:list-item>
                    <text:list-item>
                      <text:p text:style-name="P15">Eye Agate (9 gp)</text:p>
                    </text:list-item>
                    <text:list-item>
                      <text:p text:style-name="P15">Eye Agate (11 gp)</text:p>
                    </text:list-item>
                    <text:list-item>
                      <text:p text:style-name="P15">Eye Agate (12 gp)</text:p>
                    </text:list-item>
                    <text:list-item>
                      <text:p text:style-name="P15">2 x Fiery Yellow Corundum (1200 gp)</text:p>
                    </text:list-item>
                    <text:list-item>
                      <text:p text:style-name="P15">Fire Opal (800 gp)</text:p>
                    </text:list-item>
                    <text:list-item>
                      <text:p text:style-name="P15">2 x Freshwater Pearl (10 gp)</text:p>
                    </text:list-item>
                    <text:list-item>
                      <text:p text:style-name="P15">Golden Pearl (90 gp)</text:p>
                    </text:list-item>
                    <text:list-item>
                      <text:p text:style-name="P15">Golden Yellow Topaz (300 gp)</text:p>
                    </text:list-item>
                    <text:list-item>
                      <text:p text:style-name="P15">Golden Yellow Topaz (600 gp)</text:p>
                    </text:list-item>
                    <text:list-item>
                      <text:p text:style-name="P15">2 x Golden Yellow Topaz (700 gp)</text:p>
                    </text:list-item>
                    <text:list-item>
                      <text:p text:style-name="P15">Hematite (7 gp)</text:p>
                    </text:list-item>
                    <text:list-item>
                      <text:p text:style-name="P15">Hematite (9 gp)</text:p>
                    </text:list-item>
                    <text:list-item>
                      <text:p text:style-name="P15">Hematite (11 gp)</text:p>
                    </text:list-item>
                    <text:list-item>
                      <text:p text:style-name="P15">Iolite (40 gp)</text:p>
                    </text:list-item>
                    <text:list-item>
                      <text:p text:style-name="P15">Jade (60 gp)</text:p>
                    </text:list-item>
                    <text:list-item>
                      <text:p text:style-name="P15">Jade (110 gp)</text:p>
                    </text:list-item>
                    <text:list-item>
                      <text:p text:style-name="P15">Jet (100 gp)</text:p>
                    </text:list-item>
                    <text:list-item>
                      <text:p text:style-name="P15">Jet (140 gp)</text:p>
                    </text:list-item>
                    <text:list-item>
                      <text:p text:style-name="P15">2 x Lapis Lazuli (9 gp)</text:p>
                    </text:list-item>
                    <text:list-item>
                      <text:p text:style-name="P15">Lapis Lazuli (10 gp)</text:p>
                    </text:list-item>
                    <text:list-item>
                      <text:p text:style-name="P15">Malachite (9 gp)</text:p>
                    </text:list-item>
                    <text:list-item>
                      <text:p text:style-name="P15">Moonstone (40 gp)</text:p>
                    </text:list-item>
                    <text:list-item>
                      <text:p text:style-name="P15">Moonstone (70 gp)</text:p>
                    </text:list-item>
                    <text:list-item>
                      <text:p text:style-name="P15">Moss Agate (12 gp)</text:p>
                    </text:list-item>
                    <text:list-item>
                      <text:p text:style-name="P15">Moss Agate (15 gp)</text:p>
                    </text:list-item>
                    <text:list-item>
                      <text:p text:style-name="P15">Obsidian (7 gp)</text:p>
                    </text:list-item>
                    <text:list-item>
                      <text:p text:style-name="P15">Obsidian (10 gp)</text:p>
                    </text:list-item>
                    <text:list-item>
                      <text:p text:style-name="P15"><text:soft-page-break/>2 x Obsidian (12 gp)</text:p>
                    </text:list-item>
                    <text:list-item>
                      <text:p text:style-name="P15">Onyx (40 gp)</text:p>
                    </text:list-item>
                    <text:list-item>
                      <text:p text:style-name="P15">Peridot (30 gp)</text:p>
                    </text:list-item>
                    <text:list-item>
                      <text:p text:style-name="P15">Pink Pearl (90 gp)</text:p>
                    </text:list-item>
                    <text:list-item>
                      <text:p text:style-name="P15">Red Garnet (80 gp)</text:p>
                    </text:list-item>
                    <text:list-item>
                      <text:p text:style-name="P15">Red Spinel (80 gp)</text:p>
                    </text:list-item>
                    <text:list-item>
                      <text:p text:style-name="P15">Red Spinel (130 gp)</text:p>
                    </text:list-item>
                    <text:list-item>
                      <text:p text:style-name="P15">Red-brown Spinel (110 gp)</text:p>
                    </text:list-item>
                    <text:list-item>
                      <text:p text:style-name="P15">3 x Smoky Quartz (40 gp)</text:p>
                    </text:list-item>
                    <text:list-item>
                      <text:p text:style-name="P15">Smoky Quartz (50 gp)</text:p>
                    </text:list-item>
                    <text:list-item>
                      <text:p text:style-name="P15">Star Rose Quartz (40 gp)</text:p>
                    </text:list-item>
                    <text:list-item>
                      <text:p text:style-name="P15">2 x Star Rose Quartz (60 gp)</text:p>
                    </text:list-item>
                    <text:list-item>
                      <text:p text:style-name="P15">Star Ruby (800 gp)</text:p>
                    </text:list-item>
                    <text:list-item>
                      <text:p text:style-name="P15">Tourmaline (60 gp)</text:p>
                    </text:list-item>
                    <text:list-item>
                      <text:p text:style-name="P15">Tourmaline (110 gp)</text:p>
                    </text:list-item>
                    <text:list-item>
                      <text:p text:style-name="P15">Tourmaline (120 gp)</text:p>
                    </text:list-item>
                    <text:list-item>
                      <text:p text:style-name="P15">Violet Garnet (400 gp)</text:p>
                    </text:list-item>
                    <text:list-item>
                      <text:p text:style-name="P15">2 x White Pearl (90 gp)</text:p>
                    </text:list-item>
                    <text:list-item>
                      <text:p text:style-name="P15">2 x Zircon (50 gp)</text:p>
                    </text:list-item>
                  </text:list>
                  <text:p text:style-name="P14">Total value = 20553 gp</text:p>
                </table:table-cell>
              </table:table-row>
              <table:table-row>
                <table:table-cell table:style-name="Table2.A1" office:value-type="string">
                  <text:p text:style-name="P12">Art Objects</text:p>
                </table:table-cell>
                <table:table-cell table:style-name="Table2.A1" office:value-type="string">
                  <text:list xml:id="list2767027830782555688" text:style-name="L2">
                    <text:list-item>
                      <text:p text:style-name="P16">Bolt of Copper Cloth (1100 gp)</text:p>
                    </text:list-item>
                    <text:list-item>
                      <text:p text:style-name="P16">Feathered Talisman (30 gp)</text:p>
                    </text:list-item>
                    <text:list-item>
                      <text:p text:style-name="P16">Gilded Wooden Dice (pair) (1000 gp)</text:p>
                    </text:list-item>
                    <text:list-item>
                      <text:p text:style-name="P16">Lacquered Wooden Totem (of a Sphinx) set with Deep Blue Spinel (4000 gp)</text:p>
                    </text:list-item>
                    <text:list-item>
                      <text:p text:style-name="P16">Leather Ribbon (130 gp)</text:p>
                    </text:list-item>
                    <text:list-item>
                      <text:p text:style-name="P16">Porcelain Vase carved with Knotwork (500 gp)</text:p>
                    </text:list-item>
                    <text:list-item>
                      <text:p text:style-name="P16">Tooled Leather Boots (900 gp)</text:p>
                    </text:list-item>
                  </text:list>
                  <text:p text:style-name="P14">Total value = 7660 gp</text:p>
                </table:table-cell>
              </table:table-row>
              <table:table-row>
                <table:table-cell table:style-name="Table2.A1" office:value-type="string">
                  <text:p text:style-name="P12">Magic Items</text:p>
                </table:table-cell>
                <table:table-cell table:style-name="Table2.A1" office:value-type="string">
                  <text:list xml:id="list2158585149757708841" text:style-name="L3">
                    <text:list-item>
                      <text:p text:style-name="P17">Arcane Scroll (Tongues (375 gp)) (total 375 gp)</text:p>
                    </text:list-item>
                    <text:list-item>
                      <text:p text:style-name="P17">Arcane Scroll (Illusory Wall (700 gp)) (total 700 gp)</text:p>
                    </text:list-item>
                    <text:list-item>
                      <text:p text:style-name="P17">Divine Scroll (Endure Elements (25 gp), Resist Energy (150 gp), Summon Nature's Ally II (150 gp)) (total 325 gp)</text:p>
                    </text:list-item>
                    <text:list-item>
                      <text:p text:style-name="P17"><text:soft-page-break/>Dragonhide Plate (3300 gp) (Medium)</text:p>
                    </text:list-item>
                    <text:list-item>
                      <text:p text:style-name="P17">Full Plate (Medium) (+5 armor) (26650 gp)</text:p>
                    </text:list-item>
                    <text:list-item>
                      <text:p text:style-name="P17">Gem of Brightness (27 of 50 charges) (inscription provides clue to function) (7020 gp)</text:p>
                    </text:list-item>
                    <text:list-item>
                      <text:p text:style-name="P17">Ioun Stone (dark blue rhomboid) (10000 gp)</text:p>
                    </text:list-item>
                    <text:list-item>
                      <text:p text:style-name="P17">Mattock of the Titans (23348 gp)</text:p>
                    </text:list-item>
                    <text:list-item>
                      <text:p text:style-name="P17">Medallion of Thoughts (12000 gp)</text:p>
                    </text:list-item>
                    <text:list-item>
                      <text:p text:style-name="P17">Potion of Darkvision (300 gp)</text:p>
                    </text:list-item>
                    <text:list-item>
                      <text:p text:style-name="P17">Potion of Hide from Animals (50 gp)</text:p>
                    </text:list-item>
                    <text:list-item>
                      <text:p text:style-name="P17">Ring of Water Walking (15000 gp) (design provides clue to function)</text:p>
                    </text:list-item>
                    <text:list-item>
                      <text:p text:style-name="P17">Robe of Bones (2400 gp) (inscription provides clue to function)</text:p>
                    </text:list-item>
                    <text:list-item>
                      <text:p text:style-name="P17">Rod of Enemy Detection (23500 gp) (Requirement curse)</text:p>
                    </text:list-item>
                    <text:list-item>
                      <text:p text:style-name="P17">Rod of Wonder (12000 gp) (design provides clue to function)</text:p>
                    </text:list-item>
                    <text:list-item>
                      <text:p text:style-name="P17">Staff of Abjuration (38 of 50 charges) (49400 gp)</text:p>
                    </text:list-item>
                    <text:list-item>
                      <text:p text:style-name="P17">Staff of Defense (7 of 50 charges) (8155 gp)</text:p>
                    </text:list-item>
                    <text:list-item>
                      <text:p text:style-name="P17">Staff of Fire (37 of 50 charges) (13135 gp)</text:p>
                    </text:list-item>
                    <text:list-item>
                      <text:p text:style-name="P17">Tome of Understanding (+4) (110000 gp)</text:p>
                    </text:list-item>
                  </text:list>
                  <text:p text:style-name="P14">Total value = 317658 gp</text:p>
                </table:table-cell>
              </table:table-row>
              <table:table-row>
                <table:table-cell table:style-name="Table2.A1" office:value-type="string">
                  <text:p text:style-name="P12">Psionic Items</text:p>
                </table:table-cell>
                <table:table-cell table:style-name="Table2.A1" office:value-type="string">
                  <text:list xml:id="list157953522798411926" text:style-name="L4">
                    <text:list-item>
                      <text:p text:style-name="P18">4 x Cognizance Crystal (1 point) (1000 gp)</text:p>
                    </text:list-item>
                    <text:list-item>
                      <text:p text:style-name="P18">2 x Cognizance Crystal (3 points) (4000 gp)</text:p>
                    </text:list-item>
                    <text:list-item>
                      <text:p text:style-name="P18">Cognizance Crystal (13 points) (49000 gp)</text:p>
                    </text:list-item>
                    <text:list-item>
                      <text:p text:style-name="P18">Dart (Small) (+1 weapon) (Backfire curse) (2300 gp 5 sp)</text:p>
                    </text:list-item>
                    <text:list-item>
                      <text:p text:style-name="P18">Dorje of Psionic Levitate (47 of 50 charges) (4230 gp)</text:p>
                    </text:list-item>
                    <text:list-item>
                      <text:p text:style-name="P18">Hide (Medium) (Dragonhide) (+2 armor) (Command thought is psionically imprinted) (4330 gp)</text:p>
                    </text:list-item>
                    <text:list-item>
                      <text:p text:style-name="P18">Power Stone (Inertial Armor (25 gp)) (total 25 gp)</text:p>
                    </text:list-item>
                    <text:list-item>
                      <text:p text:style-name="P18">Psicrown of the Beast (182 of 450 points) (13650 gp)</text:p>
                    </text:list-item>
                    <text:list-item>
                      <text:p text:style-name="P18">Quarterstaff (Medium) (+3 weapon / same) (36600 gp)</text:p>
                    </text:list-item>
                    <text:list-item>
                      <text:p text:style-name="P18">Siangham (Small) (+3 weapon) (Command thought is psionically imprinted) (18303 gp)</text:p>
                    </text:list-item>
                    <text:list-item>
                      <text:p text:style-name="P18">Two-bladed Sword (Medium) (+5 weapon, Lucky / same) (144700 gp)</text:p>
                    </text:list-item>
                  </text:list>
                  <text:p text:style-name="P14">Total value = 285138 gp 5 sp</text:p>
                </table:table-cell>
              </table:table-row>
              <table:table-row>
                <table:table-cell table:style-name="Table2.A1" office:value-type="string">
                  <text:p text:style-name="P13">Total value</text:p>
                </table:table-cell>
                <table:table-cell table:style-name="Table2.A1" office:value-type="string">
                  <text:p text:style-name="P11">923281 gp 5 sp</text:p>
                </table:table-cell>
              </table:table-row>
            </table:table>
            <text:p text:style-name="Table_20_Contents"/>
          </table:table-cell>
          <table:table-cell table:style-name="Table1.A1" office:value-type="string">
            <text:p text:style-name="P10"/>
          </table:table-cell>
        </table:table-row>
      </table:table>
      <text:h text:style-name="P19" text:outline-level="3"><text:bookmark text:name="Series_Helms"/><text:soft-page-break/>Series Helms (12)</text:h>
      <text:p text:style-name="P1"><text:span text:style-name="T1">Cost</text:span>: 75,000gp (per linked helm)</text:p>
      <text:p text:style-name="P3"><text:span text:style-name="T4">These helms, invented by the </text:span><text:a xlink:type="simple" xlink:href="https://spelljammer.fandom.com/wiki/Illithids" text:style-name="Internet_20_link" text:visited-style-name="Visited_20_Internet_20_Link"><text:span text:style-name="T6">Mindflayers</text:span></text:a><text:span text:style-name="T4">, have been adapted for use by many other races with natural spell-like abilities. They resemble major and minor helms, but their primary difference is that they can be linked together, increasing their overall power, and can be used by non-mages, provided they have natural spell-like abilities available to them.</text:span></text:p>
      <text:p text:style-name="P5">For each helm in the series that is currently being manned, the ship has a Ship's Rating of 1. </text:p>
      <text:p text:style-name="P5">Series helms can move a ship between 5 and 50 tons.</text:p>
      <text:h text:style-name="P20" text:outline-level="3"><text:bookmark text:name="Pool_Helms"/>Pool Helm</text:h>
      <text:p text:style-name="P1"><text:span text:style-name="T1">Cost</text:span>: 500,000gp (Mindflayers only)</text:p>
      <text:p text:style-name="P5">Another development of the Mindflayers, the pool helm uses the natural life-pool of the mindflayers to power the ship, rather than the individual mindflayers themselves.</text:p>
      <text:p text:style-name="P5">These helms have an automatic Ship's Rating of 5. It is not known, currently, what the maximum tonnage of ship that can be moved by this helm is, but rumors hold it to be 200 tons.</text:p>
      <text:h text:style-name="P9" text:outline-level="1"><text:bookmark text:name="firstHeading"/>Spelljamming</text:h>
      <text:section text:style-name="Sect1" text:name="p-views">
        <text:p text:style-name="P7"><text:bookmark text:name="ca-ve-edit"/><text:a xlink:type="simple" xlink:href="https://spelljammer.fandom.com/wiki/Spelljamming?veaction=edit" text:style-name="Internet_20_link" text:visited-style-name="Visited_20_Internet_20_Link"><text:span text:style-name="T2">EDIT</text:span></text:a></text:p>
      </text:section>
      <text:section text:style-name="Sect1" text:name="content">
        <text:p text:style-name="P4"/>
        <text:section text:style-name="Sect2" text:name="mw-content-text">
          <text:p text:style-name="P3"><text:span text:style-name="T8">Spelljamming</text:span><text:span text:style-name="T9"> is the conversion of magical energy directly into motive force for ships in </text:span><text:a xlink:type="simple" xlink:href="https://spelljammer.fandom.com/wiki/Wildspace" text:style-name="Internet_20_link" text:visited-style-name="Visited_20_Internet_20_Link"><text:span text:style-name="T3">space</text:span></text:a><text:span text:style-name="T9">. There are a vast myriad of ways in which spelljamming can be accomplished; however, the typical method involves the use of standard </text:span><text:a xlink:type="simple" xlink:href="https://spelljammer.fandom.com/wiki/Spelljammer_Helms" text:style-name="Internet_20_link" text:visited-style-name="Visited_20_Internet_20_Link"><text:span text:style-name="T3">Spelljammer Helms</text:span></text:a><text:span text:style-name="T9">, such as the minor and major helms.</text:span></text:p>
          <text:h text:style-name="P8" text:outline-level="2"><text:bookmark text:name="Tactical_Speed"/>Tactical Speed</text:h>
          <text:p text:style-name="P3"><text:span text:style-name="T5">Spelljamming ships have two speeds, tactical and spelljamming. Tactical speed is a function of SR (</text:span><text:a xlink:type="simple" xlink:href="https://spelljammer.fandom.com/wiki/Ship%27s_Rating" text:style-name="Internet_20_link" text:visited-style-name="Visited_20_Internet_20_Link"><text:span text:style-name="T7">Ship's Rating</text:span></text:a><text:span text:style-name="T5">), which is in turn determined by the type of locomotion it has and the power of its helmsman. 1 SR translates into 500 yards per minute (about 17 mph or 400 miles </text:span><text:soft-page-break/><text:span text:style-name="T5">per day), which compared to most ground movement is a fantastic pace. It is not, however, a particularly impressive speed when measured against the vast distances of space. That is where spelljamming speed comes in.</text:span></text:p>
          <text:h text:style-name="P8" text:outline-level="2"><text:bookmark text:name="Spelljamming_Speed"/>Spelljamming Speed</text:h>
          <text:p text:style-name="P2">When a ship is travelling at spelljamming speed, regardless of its tactical SR, it can travel 100 million miles per day, or 4 million mph. For those mathematically inclined, this is roughly 0.00596465972 times the speed of light. This speed can only be maintained in a straight line, meaning spelljamming ships must decelerate to tactical speed in order to turn.</text:p>
          <text:p text:style-name="P6">Despite this massive speed, spelljamming ships are in no danger of collision with other objects. Objects of less than 10 tons in volume lose relative velocity to the spelljamming vessel as soon as they touch its air envelope, bobbing across its gravity plane until they come to rest and are slowly expelled from the envelope. If the spelljamming vessel comes within 12,500 yards of an object of greater than 10 tons volume, it automatically and instantly decelerates to tactical speed.</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ubik" svg:font-family="rubik, helvetica, arial, sans-serif"/>
    <style:font-face style:name="var theme-page-headings-font" svg:font-family="'var theme-page-headings-font', rubik,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18T16:03:14.68</meta:creation-date>
    <meta:document-statistic meta:table-count="2" meta:image-count="0" meta:object-count="0" meta:page-count="6" meta:paragraph-count="148" meta:word-count="1233" meta:character-count="6574"/>
    <dc:date>2021-08-18T16:10:23.29</dc:date>
    <meta:editing-duration>PT7M10S</meta:editing-duration>
    <meta:editing-cycles>1</meta:editing-cycles>
    <meta:generator>OpenOffice/4.1.9$Win32 OpenOffice.org_project/419m1$Build-9805</meta:generator>
  </office:meta>
</office:document-meta>
</file>